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Quicksand" svg:font-family="Quicksand, Cantarell, 'Open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P2" style:family="paragraph" style:parent-style-name="Standard">
      <style:text-properties fo:color="#2f5361" loext:opacity="100%" style:font-name="Noto Sans Light1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Noto Sans Light1" fo:font-size="7pt" style:font-size-asian="7pt" style:font-size-complex="7pt"/>
    </style:style>
    <style:style style:name="P4" style:family="paragraph" style:parent-style-name="Standard">
      <style:text-properties style:font-name="Noto Sans Light1" fo:font-size="7pt" style:font-size-asian="7pt" style:font-size-complex="7pt"/>
    </style:style>
    <style:style style:name="P5" style:family="paragraph" style:parent-style-name="Standard">
      <style:text-properties style:font-name="Noto Sans Light1" fo:font-size="7pt" officeooo:paragraph-rsid="00159580" style:font-size-asian="7pt" style:font-size-complex="7pt"/>
    </style:style>
    <style:style style:name="P6" style:family="paragraph" style:parent-style-name="Standard">
      <style:text-properties style:font-name="Noto Sans Light1" fo:font-size="7pt" officeooo:paragraph-rsid="004c4451" style:font-size-asian="7pt" style:font-size-complex="7pt"/>
    </style:style>
    <style:style style:name="P7" style:family="paragraph" style:parent-style-name="Standard">
      <style:text-properties style:font-name="Noto Sans Light1" fo:font-size="7pt" officeooo:paragraph-rsid="0087b226" style:font-size-asian="7pt" style:font-size-complex="7pt"/>
    </style:style>
    <style:style style:name="P8" style:family="paragraph" style:parent-style-name="Standard">
      <style:text-properties style:font-name="Noto Sans Light1" fo:font-size="7pt" officeooo:paragraph-rsid="0089f2a6" style:font-size-asian="7pt" style:font-size-complex="7pt"/>
    </style:style>
    <style:style style:name="P9" style:family="paragraph" style:parent-style-name="Standard">
      <style:text-properties fo:color="#2f5361" loext:opacity="100%" style:font-name="Noto Sans Light1" fo:font-size="7pt" fo:font-weight="bold" officeooo:paragraph-rsid="00159580" style:font-size-asian="7pt" style:font-weight-asian="bold" style:font-size-complex="7pt" style:font-weight-complex="bold"/>
    </style:style>
    <style:style style:name="P10" style:family="paragraph" style:parent-style-name="Standard">
      <style:text-properties fo:color="#2f5361" loext:opacity="100%" style:font-name="Noto Sans Light1" fo:font-size="7pt" fo:font-weight="bold" officeooo:paragraph-rsid="0016b8cd" style:font-size-asian="7pt" style:font-weight-asian="bold" style:font-size-complex="7pt" style:font-weight-complex="bold"/>
    </style:style>
    <style:style style:name="P11" style:family="paragraph" style:parent-style-name="Standard">
      <style:text-properties fo:color="#2f5361" loext:opacity="100%" style:font-name="Noto Sans Light1" fo:font-size="7pt" fo:font-weight="bold" officeooo:paragraph-rsid="0018a38e" style:font-size-asian="7pt" style:font-weight-asian="bold" style:font-size-complex="7pt" style:font-weight-complex="bold"/>
    </style:style>
    <style:style style:name="P12" style:family="paragraph" style:parent-style-name="Standard">
      <style:text-properties fo:color="#2f5361" loext:opacity="100%" style:font-name="Noto Sans Light1" fo:font-size="7pt" fo:font-weight="bold" officeooo:paragraph-rsid="00235ad3" style:font-size-asian="7pt" style:font-weight-asian="bold" style:font-size-complex="7pt" style:font-weight-complex="bold"/>
    </style:style>
    <style:style style:name="P13" style:family="paragraph" style:parent-style-name="Standard">
      <style:text-properties fo:color="#2f5361" loext:opacity="100%" style:font-name="Noto Sans Light1" fo:font-size="7pt" fo:font-weight="bold" officeooo:paragraph-rsid="00289b26" style:font-size-asian="7pt" style:font-weight-asian="bold" style:font-size-complex="7pt" style:font-weight-complex="bold"/>
    </style:style>
    <style:style style:name="P14" style:family="paragraph" style:parent-style-name="Standard">
      <style:text-properties fo:color="#2f5361" loext:opacity="100%" style:font-name="Noto Sans Light1" fo:font-size="7pt" fo:font-weight="bold" officeooo:paragraph-rsid="0034c31a" style:font-size-asian="7pt" style:font-weight-asian="bold" style:font-size-complex="7pt" style:font-weight-complex="bold"/>
    </style:style>
    <style:style style:name="P15" style:family="paragraph" style:parent-style-name="Standard">
      <style:text-properties fo:color="#2f5361" loext:opacity="100%" style:font-name="Noto Sans Light1" fo:font-size="7pt" fo:font-weight="bold" officeooo:paragraph-rsid="00703970" style:font-size-asian="7pt" style:font-weight-asian="bold" style:font-size-complex="7pt" style:font-weight-complex="bold"/>
    </style:style>
    <style:style style:name="P16" style:family="paragraph" style:parent-style-name="Standard">
      <style:text-properties fo:color="#2f5361" loext:opacity="100%" style:font-name="Noto Sans Light1" fo:font-size="7pt" fo:font-weight="bold" officeooo:paragraph-rsid="007ffb71" style:font-size-asian="7pt" style:font-weight-asian="bold" style:font-size-complex="7pt" style:font-weight-complex="bold"/>
    </style:style>
    <style:style style:name="P17" style:family="paragraph" style:parent-style-name="Standard">
      <style:text-properties fo:color="#2f5361" loext:opacity="100%" style:font-name="Noto Sans Light1" fo:font-size="7pt" fo:font-weight="bold" officeooo:paragraph-rsid="00855365" style:font-size-asian="7pt" style:font-weight-asian="bold" style:font-size-complex="7pt" style:font-weight-complex="bold"/>
    </style:style>
    <style:style style:name="P18" style:family="paragraph" style:parent-style-name="Standard">
      <style:text-properties fo:color="#2f5361" loext:opacity="100%" style:font-name="Noto Sans Light1" fo:font-size="7pt" fo:font-weight="bold" officeooo:paragraph-rsid="0086e2e8" style:font-size-asian="7pt" style:font-weight-asian="bold" style:font-size-complex="7pt" style:font-weight-complex="bold"/>
    </style:style>
    <style:style style:name="P19" style:family="paragraph" style:parent-style-name="Standard">
      <style:text-properties fo:color="#2f5361" loext:opacity="100%" style:font-name="Noto Sans Light1" fo:font-size="7pt" fo:font-weight="bold" officeooo:paragraph-rsid="00e5814c" style:font-size-asian="7pt" style:font-weight-asian="bold" style:font-size-complex="7pt" style:font-weight-complex="bold"/>
    </style:style>
    <style:style style:name="P20" style:family="paragraph" style:parent-style-name="Standard">
      <style:text-properties fo:color="#2f5361" loext:opacity="100%" style:font-name="Noto Sans Light1" fo:font-size="7pt" officeooo:paragraph-rsid="004036f1" style:font-size-asian="7pt" style:font-size-complex="7pt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59580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6b8cd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a419c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be995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ca23c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1dc940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36334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42f0b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59aa8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70653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a9241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e2b34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2f9926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354476" style:font-size-asian="7pt" style:font-size-complex="7pt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409e67" style:font-size-asian="7pt" style:font-size-complex="7pt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43ac74" style:font-size-asian="7pt" style:font-size-complex="7pt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44b0ef" style:font-size-asian="7pt" style:font-size-complex="7pt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665b02" style:font-size-asian="7pt" style:font-size-complex="7pt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6822d9" style:font-size-asian="7pt" style:font-size-complex="7pt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69cc50" style:font-size-asian="7pt" style:font-size-complex="7pt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6b6946" style:font-size-asian="7pt" style:font-size-complex="7pt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713ac0" style:font-size-asian="7pt" style:font-size-complex="7pt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72ac31" style:font-size-asian="7pt" style:font-size-complex="7pt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731741" style:font-size-asian="7pt" style:font-size-complex="7pt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74e51e" style:font-size-asian="7pt" style:font-size-complex="7pt" loext:padding="0in" loext:border="none"/>
    </style:style>
    <style:style style:name="P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08a36" style:font-size-asian="7pt" style:font-size-complex="7pt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0eeba" style:font-size-asian="7pt" style:font-size-complex="7pt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29619" style:font-size-asian="7pt" style:font-size-complex="7pt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55365" style:font-size-asian="7pt" style:font-size-complex="7pt" loext:padding="0in" loext:border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658b9" style:font-size-asian="7pt" style:font-size-complex="7pt" loext:padding="0in" loext:border="none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6e2e8" style:font-size-asian="7pt" style:font-size-complex="7pt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7b226" style:font-size-asian="7pt" style:font-size-complex="7pt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2" fo:font-size="7pt" officeooo:paragraph-rsid="0086e2e8" style:font-size-asian="7pt" style:font-size-complex="7pt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447d9a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font-size="12pt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59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0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c56815" style:font-weight-asian="bold" style:font-weight-complex="bold"/>
    </style:style>
    <style:style style:name="T4" style:family="text">
      <style:text-properties fo:color="#2f5361" loext:opacity="100%" fo:font-weight="bold" officeooo:rsid="00d2afa4" style:font-weight-asian="bold" style:font-weight-complex="bold"/>
    </style:style>
    <style:style style:name="T5" style:family="text">
      <style:text-properties fo:color="#2f5361" loext:opacity="100%" style:font-name="Noto Sans Light2" fo:font-weight="bold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2" fo:font-weight="bold" officeooo:rsid="00d2afa4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2" fo:font-weight="bold" officeooo:rsid="00d2b09b" style:font-weight-asian="bold" style:font-weight-complex="bold" loext:padding="0in" loext:border="none"/>
    </style:style>
    <style:style style:name="T8" style:family="text">
      <style:text-properties fo:color="#2f5361" loext:opacity="100%" style:font-name="Noto Sans Light2" fo:font-weight="bold" officeooo:rsid="00d2b83d" style:font-weight-asian="bold" style:font-weight-complex="bold" loext:padding="0in" loext:border="none"/>
    </style:style>
    <style:style style:name="T9" style:family="text">
      <style:text-properties fo:color="#2f5361" loext:opacity="100%" style:font-name="Noto Sans Light2" fo:font-weight="bold" officeooo:rsid="00d479ba" style:font-weight-asian="bold" style:font-weight-complex="bold" loext:padding="0in" loext:border="none"/>
    </style:style>
    <style:style style:name="T10" style:family="text">
      <style:text-properties fo:color="#2f5361" loext:opacity="100%" style:font-name="Noto Sans Light2" fo:font-weight="bold" officeooo:rsid="00d628e0" style:font-weight-asian="bold" style:font-weight-complex="bold" loext:padding="0in" loext:border="none"/>
    </style:style>
    <style:style style:name="T11" style:family="text">
      <style:text-properties fo:color="#2f5361" loext:opacity="100%" style:font-name="Noto Sans Light2" fo:font-weight="bold" officeooo:rsid="00d74c1a" style:font-weight-asian="bold" style:font-weight-complex="bold" loext:padding="0in" loext:border="none"/>
    </style:style>
    <style:style style:name="T12" style:family="text">
      <style:text-properties fo:color="#2f5361" loext:opacity="100%" style:font-name="Noto Sans Light2" fo:font-weight="bold" officeooo:rsid="00d945b7" style:font-weight-asian="bold" style:font-weight-complex="bold" loext:padding="0in" loext:border="none"/>
    </style:style>
    <style:style style:name="T13" style:family="text">
      <style:text-properties fo:color="#2f5361" loext:opacity="100%" style:font-name="Noto Sans Light2" fo:font-weight="bold" officeooo:rsid="00d9cc85" style:font-weight-asian="bold" style:font-weight-complex="bold" loext:padding="0in" loext:border="none"/>
    </style:style>
    <style:style style:name="T14" style:family="text">
      <style:text-properties fo:color="#2f5361" loext:opacity="100%" style:font-name="Noto Sans Light2" fo:font-weight="bold" officeooo:rsid="00da6cc4" style:font-weight-asian="bold" style:font-weight-complex="bold" loext:padding="0in" loext:border="none"/>
    </style:style>
    <style:style style:name="T15" style:family="text">
      <style:text-properties officeooo:rsid="000a67a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87b226" style:font-weight-asian="bold" style:font-weight-complex="bold"/>
    </style:style>
    <style:style style:name="T18" style:family="text">
      <style:text-properties fo:font-weight="bold" officeooo:rsid="00cc5063" style:font-weight-asian="bold" style:font-weight-complex="bold"/>
    </style:style>
    <style:style style:name="T19" style:family="text">
      <style:text-properties style:font-name="Noto Sans Light2" fo:font-size="7pt" style:font-size-asian="7pt" style:font-size-complex="7pt" loext:padding="0in" loext:border="none"/>
    </style:style>
    <style:style style:name="T20" style:family="text">
      <style:text-properties style:font-name="Noto Sans Light2" fo:font-size="7pt" officeooo:rsid="00cdf858" style:font-size-asian="7pt" style:font-size-complex="7pt" loext:padding="0in" loext:border="none"/>
    </style:style>
    <style:style style:name="T21" style:family="text">
      <style:text-properties style:font-name="Noto Sans Light2" loext:padding="0in" loext:border="none"/>
    </style:style>
    <style:style style:name="T22" style:family="text">
      <style:text-properties style:font-name="Noto Sans Light2" fo:font-weight="bold" style:font-weight-asian="bold" style:font-weight-complex="bold" loext:padding="0in" loext:border="none"/>
    </style:style>
    <style:style style:name="T23" style:family="text">
      <style:text-properties style:font-name="Noto Sans Light2" fo:font-weight="bold" officeooo:rsid="00cc5063" style:font-weight-asian="bold" style:font-weight-complex="bold" loext:padding="0in" loext:border="none"/>
    </style:style>
    <style:style style:name="T24" style:family="text">
      <style:text-properties style:font-name="Noto Sans Light2" officeooo:rsid="0078db52" loext:padding="0in" loext:border="none"/>
    </style:style>
    <style:style style:name="T25" style:family="text">
      <style:text-properties style:font-name="Noto Sans Light2" officeooo:rsid="00884152" loext:padding="0in" loext:border="none"/>
    </style:style>
    <style:style style:name="T26" style:family="text">
      <style:text-properties style:font-name="Noto Sans Light2" officeooo:rsid="0089f2a6" loext:padding="0in" loext:border="none"/>
    </style:style>
    <style:style style:name="T27" style:family="text">
      <style:text-properties style:font-name="Noto Sans Light2" officeooo:rsid="008c9ebf" loext:padding="0in" loext:border="none"/>
    </style:style>
    <style:style style:name="T28" style:family="text">
      <style:text-properties style:font-name="Noto Sans Light2" officeooo:rsid="008d5e1c" loext:padding="0in" loext:border="none"/>
    </style:style>
    <style:style style:name="T29" style:family="text">
      <style:text-properties style:font-name="Noto Sans Light2" officeooo:rsid="00a4aa0b" loext:padding="0in" loext:border="none"/>
    </style:style>
    <style:style style:name="T30" style:family="text">
      <style:text-properties style:font-name="Noto Sans Light2" officeooo:rsid="00ab211f" loext:padding="0in" loext:border="none"/>
    </style:style>
    <style:style style:name="T31" style:family="text">
      <style:text-properties style:font-name="Noto Sans Light2" officeooo:rsid="00ad20a6" loext:padding="0in" loext:border="none"/>
    </style:style>
    <style:style style:name="T32" style:family="text">
      <style:text-properties style:font-name="Noto Sans Light2" officeooo:rsid="00aee1ce" loext:padding="0in" loext:border="none"/>
    </style:style>
    <style:style style:name="T33" style:family="text">
      <style:text-properties style:font-name="Noto Sans Light2" officeooo:rsid="00b09590" loext:padding="0in" loext:border="none"/>
    </style:style>
    <style:style style:name="T34" style:family="text">
      <style:text-properties style:font-name="Noto Sans Light2" officeooo:rsid="00b2d4f1" loext:padding="0in" loext:border="none"/>
    </style:style>
    <style:style style:name="T35" style:family="text">
      <style:text-properties style:font-name="Noto Sans Light2" officeooo:rsid="00b65487" loext:padding="0in" loext:border="none"/>
    </style:style>
    <style:style style:name="T36" style:family="text">
      <style:text-properties style:font-name="Noto Sans Light2" officeooo:rsid="00b7315a" loext:padding="0in" loext:border="none"/>
    </style:style>
    <style:style style:name="T37" style:family="text">
      <style:text-properties style:font-name="Noto Sans Light2" officeooo:rsid="00de0209" loext:padding="0in" loext:border="none"/>
    </style:style>
    <style:style style:name="T38" style:family="text">
      <style:text-properties loext:padding="0in" loext:border="none"/>
    </style:style>
    <style:style style:name="T39" style:family="text">
      <style:text-properties officeooo:rsid="0035b1b0"/>
    </style:style>
    <style:style style:name="T40" style:family="text">
      <style:text-properties officeooo:rsid="007b9e30"/>
    </style:style>
    <style:style style:name="T41" style:family="text">
      <style:text-properties officeooo:rsid="00847df9"/>
    </style:style>
    <style:style style:name="T42" style:family="text">
      <style:text-properties officeooo:rsid="0086e2e8"/>
    </style:style>
    <style:style style:name="T43" style:family="text">
      <style:text-properties officeooo:rsid="0087b226"/>
    </style:style>
    <style:style style:name="T44" style:family="text">
      <style:text-properties officeooo:rsid="0089f2a6"/>
    </style:style>
    <style:style style:name="T45" style:family="text">
      <style:text-properties officeooo:rsid="009d7c90"/>
    </style:style>
    <style:style style:name="T46" style:family="text">
      <style:text-properties officeooo:rsid="009e24ae"/>
    </style:style>
    <style:style style:name="T47" style:family="text">
      <style:text-properties officeooo:rsid="009e3b48"/>
    </style:style>
    <style:style style:name="T48" style:family="text">
      <style:text-properties officeooo:rsid="00a2ece6"/>
    </style:style>
    <style:style style:name="T49" style:family="text">
      <style:text-properties officeooo:rsid="00a5e080"/>
    </style:style>
    <style:style style:name="T50" style:family="text">
      <style:text-properties officeooo:rsid="00a69929"/>
    </style:style>
    <style:style style:name="T51" style:family="text">
      <style:text-properties officeooo:rsid="00a7360c"/>
    </style:style>
    <style:style style:name="T52" style:family="text">
      <style:text-properties officeooo:rsid="00a7925b"/>
    </style:style>
    <style:style style:name="T53" style:family="text">
      <style:text-properties officeooo:rsid="00aee1ce"/>
    </style:style>
    <style:style style:name="T54" style:family="text">
      <style:text-properties officeooo:rsid="00b0e284"/>
    </style:style>
    <style:style style:name="T55" style:family="text">
      <style:text-properties officeooo:rsid="00b7fae8"/>
    </style:style>
    <style:style style:name="T56" style:family="text">
      <style:text-properties officeooo:rsid="00b90614"/>
    </style:style>
    <style:style style:name="T57" style:family="text">
      <style:text-properties officeooo:rsid="00b90614" loext:padding="0in" loext:border="none"/>
    </style:style>
    <style:style style:name="T58" style:family="text">
      <style:text-properties officeooo:rsid="00badbd7"/>
    </style:style>
    <style:style style:name="T59" style:family="text">
      <style:text-properties officeooo:rsid="00bcc8cb"/>
    </style:style>
    <style:style style:name="T60" style:family="text">
      <style:text-properties officeooo:rsid="00bd4fce"/>
    </style:style>
    <style:style style:name="T61" style:family="text">
      <style:text-properties officeooo:rsid="00bdaea0"/>
    </style:style>
    <style:style style:name="T62" style:family="text">
      <style:text-properties officeooo:rsid="00be41c6"/>
    </style:style>
    <style:style style:name="T63" style:family="text">
      <style:text-properties officeooo:rsid="00c19b2f"/>
    </style:style>
    <style:style style:name="T64" style:family="text">
      <style:text-properties officeooo:rsid="00c27adb"/>
    </style:style>
    <style:style style:name="T65" style:family="text">
      <style:text-properties officeooo:rsid="00c3718c"/>
    </style:style>
    <style:style style:name="T66" style:family="text">
      <style:text-properties officeooo:rsid="00c9a7c9"/>
    </style:style>
    <style:style style:name="T67" style:family="text">
      <style:text-properties officeooo:rsid="00cce2f9"/>
    </style:style>
    <style:style style:name="T68" style:family="text">
      <style:text-properties officeooo:rsid="00cdf858"/>
    </style:style>
    <style:style style:name="T69" style:family="text">
      <style:text-properties officeooo:rsid="00cecc8c"/>
    </style:style>
    <style:style style:name="T70" style:family="text">
      <style:text-properties officeooo:rsid="00d01277"/>
    </style:style>
    <style:style style:name="T71" style:family="text">
      <style:text-properties officeooo:rsid="00e08881"/>
    </style:style>
    <style:style style:name="T72" style:family="text">
      <style:text-properties officeooo:rsid="00e13d36"/>
    </style:style>
    <style:style style:name="T73" style:family="text">
      <style:text-properties fo:color="#2f5361" loext:opacity="100%" style:font-name="Noto Sans Light2" fo:font-size="7pt" fo:font-weight="normal" style:font-size-asian="7pt" style:font-weight-asian="normal" style:font-size-complex="7pt" style:font-weight-complex="normal"/>
    </style:style>
    <style:style style:name="T74" style:family="text">
      <style:text-properties fo:color="#2f5361" loext:opacity="100%" style:font-name="Source Sans Pro" fo:font-weight="bold" style:font-weight-asian="bold" style:font-weight-complex="bold"/>
    </style:style>
    <style:style style:name="T75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<text:span text:style-name="T45">Co je hlavím cílem projektu openSUSE</text:span><text:span text:style-name="T21">?</text:span></text:p>
      <text:p text:style-name="P21">a) <text:span text:style-name="T46">Vyvíjet mobilní aplikace</text:span></text:p>
      <text:p text:style-name="P21">b) <text:span text:style-name="T47">Podpor</text:span><text:span text:style-name="T71">a</text:span><text:span text:style-name="T47"> a ší</text:span><text:span text:style-name="T71">ření</text:span> <text:span text:style-name="T48">otevřeného software</text:span></text:p>
      <text:p text:style-name="P21">c) <text:span text:style-name="T46">Produkce videoher</text:span></text:p>
      <text:p text:style-name="P21">d) <text:span text:style-name="T47">Výzkum Umělé Inteligence</text:span></text:p>
      <text:p text:style-name="P3"/>
      <text:p text:style-name="P19">2. <text:span text:style-name="T29">Jak se jmenuje maskot projektu openSUSE?</text:span></text:p>
      <text:p text:style-name="P21">a) Jackson</text:p>
      <text:p text:style-name="P21">b) Pascal</text:p>
      <text:p text:style-name="P5">c) <text:span text:style-name="T21">Geeko</text:span></text:p>
      <text:p text:style-name="P21">d) Squirtle</text:p>
      <text:p text:style-name="P3"/>
      <text:p text:style-name="P10">3. <text:span text:style-name="T49">Jak</text:span><text:span text:style-name="T50">é je jméno</text:span><text:span text:style-name="T49"> openSUSE rolling distribuce</text:span><text:span text:style-name="T21">?</text:span></text:p>
      <text:p text:style-name="P22">a) openSUSE Tumbleweed</text:p>
      <text:p text:style-name="P22">b) openSUSE Leap</text:p>
      <text:p text:style-name="P22">c) openSUSE Chameleon</text:p>
      <text:p text:style-name="P22">d) openSUSE Slinky</text:p>
      <text:p text:style-name="P3"/>
      <text:p text:style-name="P11">4. <text:span text:style-name="T51">Které openSUSE distribuce cílí na stabilitu, spolehlivost a je vydávána jednou ročně? </text:span></text:p>
      <text:p text:style-name="P23">a) openSUSE Rolling</text:p>
      <text:p text:style-name="P24">b) openSUSE Tumbleweed</text:p>
      <text:p text:style-name="P25">c) openSUSE Leap</text:p>
      <text:p text:style-name="P26">d) openSUSE Breezy</text:p>
      <text:p text:style-name="P3"/>
      <text:p text:style-name="P12">5. <text:span text:style-name="T52">Jak se jmenuje</text:span><text:span text:style-name="T21"> </text:span><text:span text:style-name="T30">správce</text:span><text:span text:style-name="T21"> </text:span><text:span text:style-name="T30">balíčku </text:span><text:span text:style-name="T31">v</text:span><text:span text:style-name="T21"> openSUSE?</text:span></text:p>
      <text:p text:style-name="P27">a) Yum</text:p>
      <text:p text:style-name="P28">b) DNF</text:p>
      <text:p text:style-name="P29">c) Zypper</text:p>
      <text:p text:style-name="P30">d) Apt</text:p>
      <text:p text:style-name="P3"/>
      <text:p text:style-name="P13">6. <text:span text:style-name="T53">Které</text:span><text:span text:style-name="T21"> desktop</text:span><text:span text:style-name="T33">ové</text:span><text:span text:style-name="T21"> </text:span><text:span text:style-name="T32">prostředí je výchozí v</text:span><text:span text:style-name="T21"> openSUSE Leap </text:span><text:span text:style-name="T25">15</text:span><text:span text:style-name="T21">?</text:span></text:p>
      <text:p text:style-name="P31">a) GNOME</text:p>
      <text:p text:style-name="P32">b) KDE Plasma</text:p>
      <text:p text:style-name="P33">c) Xfce </text:p>
      <text:p text:style-name="P33">d) LXQt</text:p>
      <text:p text:style-name="P3"/>
      <text:p text:style-name="P14">7. <text:span text:style-name="T54">Jak se jmenuje</text:span><text:span text:style-name="T21"> </text:span><text:span text:style-name="T37">systém sestavování balíku v </text:span><text:span text:style-name="T21">openSUSE?</text:span></text:p>
      <text:p text:style-name="P34">a) OBS (Open Build Service)</text:p>
      <text:p text:style-name="P3">b) <text:span text:style-name="T39">Weblate</text:span></text:p>
      <text:p text:style-name="P3">c) <text:span text:style-name="T39">Koji</text:span></text:p>
      <text:p text:style-name="P3">d) <text:span text:style-name="T39">Autobuilder</text:span></text:p>
      <text:p text:style-name="P3"/>
      <text:p text:style-name="P18">8. <text:span text:style-name="T21">Jak se jmenuje nejmenší chameleon na světě, který je původem z Madagaskaru a obvykle měří kolem 28-33 milimetrů (1,1 až 1,3 palce) na délku?</text:span></text:p>
      <text:p text:style-name="P51">a) Giant Chameleon</text:p>
      <text:p text:style-name="P51">b) Micro Chameleon</text:p>
      <text:p text:style-name="P51">c) Dwarf Chameleon</text:p>
      <text:p text:style-name="P51"><draw:frame text:anchor-type="paragraph" draw:z-index="8" draw:name="Text Frame 3" draw:style-name="gr1" draw:text-style-name="P57" svg:width="5.2768in" svg:height="0.3335in" svg:x="-0.6063in" svg:y="0.5264in"><draw:text-box><text:p text:style-name="P55"><text:span text:style-name="T73">Quiz has two sides. Add your name to the paper to be part of our lottery for openSUSE cool stuff.</text:span></text:p><text:p text:style-name="P55"><text:span text:style-name="T73">Please make sure to be here in person when we call out winners.</text:span></text:p></draw:text-box></draw:frame>d) Mini Chameleon</text:p>
      <text:p text:style-name="P7"><text:soft-page-break/><text:span text:style-name="T2">9</text:span><text:span text:style-name="T1">. </text:span><text:span text:style-name="T4">Které</text:span><text:span text:style-name="T5"> openSUSE </text:span><text:span text:style-name="T6">distribuce </text:span><text:span text:style-name="T14">využívající trasakční aktualizace </text:span><text:span text:style-name="T9">p</text:span><text:span text:style-name="T6">oskytují moderní </text:span><text:span text:style-name="T11">minimální </text:span><text:span text:style-name="T6">system pro běh kontejnerů </text:span><text:span text:style-name="T7">a jiných “workloads”?</text:span></text:p>
      <text:p text:style-name="P52">a) MicroO<text:span text:style-name="T40">S and openSUSE Leap Micro</text:span></text:p>
      <text:p text:style-name="P8">b) <text:span text:style-name="T44">openSUSE Leap and Tumbleweed</text:span></text:p>
      <text:p text:style-name="P8">c) <text:span text:style-name="T21">openSUSE Nano </text:span><text:span text:style-name="T24">and E</text:span><text:span text:style-name="T26">d</text:span></text:p>
      <text:p text:style-name="P8"><text:span text:style-name="T26">d) openSUSE </text:span><text:span text:style-name="T27">Core </text:span><text:span text:style-name="T28">and Atomic</text:span></text:p>
      <text:p text:style-name="P20"><text:span text:style-name="T16"/></text:p>
      <text:p text:style-name="P20"><text:span text:style-name="T17">10</text:span><text:span text:style-name="T16">. </text:span><text:span text:style-name="T18">Jak můžete provést změny na kořenový oddíl (root partition) na systému využívajícím transakční aktualizace (</text:span><text:span text:style-name="T22">transactional-update</text:span><text:span text:style-name="T23">)</text:span><text:span text:style-name="T22">?</text:span></text:p>
      <text:p text:style-name="P35">a) <text:span text:style-name="T70">Příkazem</text:span><text:span text:style-name="T67"> </text:span>transactional-update shell <text:span text:style-name="T67">a následným restartem</text:span></text:p>
      <text:p text:style-name="P36">b) <text:span text:style-name="T67">Získáním </text:span><text:span text:style-name="T68">mega</text:span><text:span text:style-name="T67"> oprávnění skrze</text:span> sudo-sudo</text:p>
      <text:p text:style-name="P54"><text:span text:style-name="T19">c) </text:span><text:span text:style-name="T20">Použítím</text:span><text:span text:style-name="T19"> </text:span><text:span text:style-name="T20">S</text:span><text:span text:style-name="T19">alt </text:span><text:span text:style-name="T20">nebo</text:span><text:span text:style-name="T19"> </text:span><text:span text:style-name="T20">A</text:span><text:span text:style-name="T19">nsible</text:span></text:p>
      <text:p text:style-name="P37">d) <text:span text:style-name="T69">Musíte soubory upravovat pod uživatelem netrunner a překřížit přitom prsty.</text:span></text:p>
      <text:p text:style-name="P3"/>
      <text:p text:style-name="P6"><text:span text:style-name="T1">1</text:span><text:span text:style-name="T2">1</text:span><text:span text:style-name="T1">. </text:span><text:span text:style-name="T3">Co je výchozí souborový system v</text:span><text:span text:style-name="T5"> openSUSE?</text:span></text:p>
      <text:p text:style-name="P38">a) NTFS</text:p>
      <text:p text:style-name="P39">b) FAT32</text:p>
      <text:p text:style-name="P40">c) Btrfs</text:p>
      <text:p text:style-name="P41">d) ZFS</text:p>
      <text:p text:style-name="P3"/>
      <text:p text:style-name="P15">1<text:span text:style-name="T43">2</text:span>. <text:span text:style-name="T63">Co je v</text:span><text:span text:style-name="T21"> openSUSE <text:s/>"YaST"?</text:span></text:p>
      <text:p text:style-name="P42">a) <text:span text:style-name="T63">Druh chameleona pocházející z Afriky</text:span></text:p>
      <text:p text:style-name="P43">b) <text:span text:style-name="T66">Svobodný s</text:span>oftware pro konfiguraci operačního systému</text:p>
      <text:p text:style-name="P44">c) <text:span text:style-name="T64">Výchozí prohlížeč</text:span></text:p>
      <text:p text:style-name="P45">d) <text:span text:style-name="T65">Programovací jazyk</text:span></text:p>
      <text:p text:style-name="P3"><text:span text:style-name="T21"/></text:p>
      <text:p text:style-name="P3"/>
      <text:p text:style-name="P16">1<text:span text:style-name="T42">3</text:span>. <text:span text:style-name="T59">Co je cílem distribuce </text:span><text:span text:style-name="T21">openSUSE Aeon?</text:span></text:p>
      <text:p text:style-name="P3">a) <text:span text:style-name="T62">Moderní desktop s GNOME využívající trasakční aktualizace</text:span></text:p>
      <text:p text:style-name="P46">b) <text:span text:style-name="T60">Věda a Výzkum</text:span></text:p>
      <text:p text:style-name="P47">c) <text:span text:style-name="T60">Kontejnerizace</text:span></text:p>
      <text:p text:style-name="P48">d) Enterprise <text:span text:style-name="T61">využití</text:span></text:p>
      <text:p text:style-name="P3"/>
      <text:p text:style-name="P2">1<text:span text:style-name="T42">4</text:span>. <text:span text:style-name="T58">Kde se mohu dozvedět víze o projektech </text:span><text:span text:style-name="T41">Rancher a SUSE?</text:span></text:p>
      <text:p text:style-name="P3">a) <text:span text:style-name="T41">Rancher Academy</text:span></text:p>
      <text:p text:style-name="P3">b) <text:span text:style-name="T41">Cow College</text:span></text:p>
      <text:p text:style-name="P3">c) <text:span text:style-name="T41">Moo University</text:span></text:p>
      <text:p text:style-name="P3">d) <text:span text:style-name="T41">Cowboy Hat</text:span></text:p>
      <text:p text:style-name="P3"/>
      <text:p text:style-name="P17">1<text:span text:style-name="T42">5</text:span>. <text:span text:style-name="T35">Chameleoni jsou především nalezeni v</text:span><text:span text:style-name="T36">e</text:span><text:span text:style-name="T35"> které části světa?</text:span></text:p>
      <text:p text:style-name="P49">a) <text:span text:style-name="T55">Jižní Amerika</text:span></text:p>
      <text:p text:style-name="P50">b) <text:span text:style-name="T55">Afrika</text:span> and Madagas<text:span text:style-name="T55">k</text:span>ar</text:p>
      <text:p text:style-name="P53"><draw:frame text:anchor-type="paragraph" draw:z-index="9" draw:name="Text Frame 5" draw:style-name="gr1" draw:text-style-name="P56" svg:width="5.8276in" svg:height="0.3335in" svg:x="-0.7854in" svg:y="0.5189in"><draw:text-box><text:p text:style-name="P55"><text:span text:style-name="T73">Kvíz má dvě strany. Nezapomeňte se podepsat, jinak Vás nebudeme moci přidat do loterie o dárkové předměty.</text:span></text:p><text:p text:style-name="P55"><text:span text:style-name="T73">Ceny obdrží pouze ti, kteří budou fyzicky přítomni při slosovaní.</text:span></text:p></draw:text-box></draw:frame><text:span text:style-name="T38">c) </text:span><text:span text:style-name="T57">Jihovýchodní </text:span><text:span text:style-name="T38">Asi</text:span><text:span text:style-name="T57">e</text:span></text:p>
      <text:p text:style-name="P51">d) <text:span text:style-name="T56">Austrál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Quicksand" svg:font-family="Quicksand, Cantarell, 'Open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Vaše Jméno</text:span>:<text:span text:style-name="MT4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4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09-28T08:54:10.053599768</dc:date>
    <meta:editing-duration>PT6H4M49S</meta:editing-duration>
    <meta:editing-cycles>173</meta:editing-cycles>
    <meta:generator>LibreOffice/7.5.4.1$Linux_X86_64 LibreOffice_project/50$Build-1</meta:generator>
    <meta:document-statistic meta:table-count="0" meta:image-count="1" meta:object-count="0" meta:page-count="2" meta:paragraph-count="76" meta:word-count="369" meta:character-count="2290" meta:non-whitespace-character-count="1994"/>
  </office:meta>
</office:document-meta>
</file>